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83000001F8CAE5CB0CDCA7E4E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pitch="variable"/>
    <style:font-face style:name="Tahoma" svg:font-family="Tahoma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ca" fo:country="ES" style:language-asian="ca" style:country-asian="ES"/>
    </style:style>
    <style:style style:name="P2" style:family="paragraph" style:parent-style-name="Footer">
      <style:text-properties fo:language="ca" fo:country="ES" style:language-asian="ca" style:country-asian="ES"/>
    </style:style>
    <style:style style:name="P3" style:family="paragraph" style:parent-style-name="Standard">
      <style:text-properties fo:color="#0066a1" style:font-name="Verdana" fo:font-size="8pt" style:font-size-asian="8pt" style:font-name-complex="Verdana"/>
    </style:style>
    <style:style style:name="P4" style:family="paragraph" style:parent-style-name="Standard">
      <style:text-properties style:font-name="Verdana" style:font-name-complex="Verdana"/>
    </style:style>
    <style:style style:name="P5" style:family="paragraph" style:parent-style-name="Standard">
      <style:text-properties style:font-name="Verdana" fo:font-size="16pt" style:font-size-asian="16pt" style:font-name-complex="Verdana" style:font-size-complex="16pt"/>
    </style:style>
    <style:style style:name="P6" style:family="paragraph" style:parent-style-name="Standard">
      <style:paragraph-properties fo:text-align="center" style:justify-single-word="false"/>
      <style:text-properties style:font-name="Verdana" fo:font-size="16pt" fo:font-weight="bold" style:font-size-asian="16pt" style:font-weight-asian="bold" style:font-name-complex="Verdana" style:font-size-complex="16pt"/>
    </style:style>
    <style:style style:name="P7" style:family="paragraph" style:parent-style-name="Standard">
      <style:text-properties style:font-name="Verdana" fo:font-size="9pt" style:font-name-complex="Verdana"/>
    </style:style>
    <style:style style:name="P8" style:family="paragraph" style:parent-style-name="Standard">
      <style:text-properties style:font-name="Verdana" fo:font-size="16pt" style:font-size-asian="16pt" style:font-name-complex="Verdana" style:font-size-complex="1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-asian="Verdana"/>
    </style:style>
    <style:style style:name="T2" style:family="text">
      <style:text-properties officeooo:rsid="000957fc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fr3" style:family="graphic" style:parent-style-name="Graphics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66a1" draw:stroke-linejoin="round" svg:stroke-linecap="square" draw:fill="none" draw:fill-color="#ffffff" draw:textarea-horizontal-align="left" draw:textarea-vertical-align="top" draw:auto-grow-height="false" fo:min-height="0.367cm" fo:min-width="18.39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Standard"/>
      <text:p text:style-name="P4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pitch="variable"/>
    <style:font-face style:name="Tahoma" svg:font-family="Tahoma" style:font-pitch="variable"/>
    <style:font-face style:name="Verdana" svg:font-family="Verdan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_20_Spacing" style:display-name="No Spacing" style:family="paragraph">
      <style:paragraph-properties fo:orphans="2" fo:widows="2"/>
      <style:text-properties style:use-window-font-color="true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ca" fo:country="ES" style:language-asian="ca" style:country-asian="ES"/>
    </style:style>
    <style:style style:name="MP2" style:family="paragraph" style:parent-style-name="Footer">
      <style:text-properties fo:language="ca" fo:country="ES" style:language-asian="ca" style:country-asian="ES"/>
    </style:style>
    <style:style style:name="MP3" style:family="paragraph" style:parent-style-name="Standard">
      <style:text-properties fo:color="#0066a1" style:font-name="Verdana" fo:font-size="8pt" style:font-size-asian="8pt" style:font-name-complex="Verdana"/>
    </style:style>
    <style:style style:name="MP4" style:family="paragraph">
      <loext:graphic-properties draw:fill="none" draw:fill-color="#ffffff"/>
      <style:paragraph-properties style:writing-mode="lr-tb"/>
    </style:style>
    <style:style style:name="MT1" style:family="text">
      <style:text-properties style:font-name-asian="Verdana"/>
    </style:style>
    <style:style style:name="MT2" style:family="text">
      <style:text-properties officeooo:rsid="000957fc"/>
    </style:style>
    <style:style style:name="Mfr1" style:family="graphic" style:parent-style-name="Graphics">
      <style:graphic-properties fo:margin-left="0.319cm" fo:margin-right="0.319cm" style:run-through="foreground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fo:padding="0.002cm" fo:border="none"/>
    </style:style>
    <style:style style:name="M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/>
    </style:style>
    <style:style style:name="Mgr1" style:family="graphic">
      <style:graphic-properties draw:stroke="solid" svg:stroke-width="0.026cm" svg:stroke-color="#0066a1" draw:stroke-linejoin="round" svg:stroke-linecap="square" draw:fill="none" draw:fill-color="#ffffff" draw:textarea-horizontal-align="left" draw:textarea-vertical-align="top" draw:auto-grow-height="false" fo:min-height="0.367cm" fo:min-width="18.399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0.25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2.286cm" fo:margin-left="0cm" fo:margin-right="0cm" fo:margin-top="2.187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MP1"><draw:frame draw:style-name="Mfr1" draw:name="Imatge1" text:anchor-type="char" svg:x="-0.938cm" svg:y="0.123cm" svg:width="4.039cm" svg:height="2.256cm" draw:z-index="0"><draw:image xlink:href="Pictures/1000020100000383000001F8CAE5CB0CDCA7E4EB.png" xlink:type="simple" xlink:show="embed" xlink:actuate="onLoad"/></draw:frame></text:p>
      </style:header-first>
      <style:footer>
        <text:p text:style-name="MP2"><draw:frame draw:style-name="Mfr2" draw:name="Marc2" text:anchor-type="char" svg:x="1.392cm" svg:y="23.83cm" svg:width="15.894cm" svg:height="0.388cm" draw:z-index="0"><draw:text-box><text:p text:style-name="MP3"><text:span text:style-name="MT1"><text:s text:c="10"/></text:span>445 Hoes Lane, Piscataway, NJ 08854 USA • +1 732 981 0060 • Fax +1 732 981 0027 • www.ieee.org </text:p></draw:text-box></draw:frame><draw:custom-shape text:anchor-type="char" draw:z-index="3" draw:style-name="Mgr1" draw:text-style-name="MP4" svg:width="19.282cm" svg:height="0.826cm" svg:x="-1.431cm" svg:y="22.712cm"><text:p/><draw:enhanced-geometry svg:viewBox="0 0 10931 460" draw:type="non-primitive" draw:enhanced-path="M 0 467 L 10458 467 10931 0 N"/></draw:custom-shape></text:p>
      </style:footer>
      <style:footer-first>
        <text:p text:style-name="MP2"><draw:frame draw:style-name="Mfr3" draw:name="Marc1" text:anchor-type="char" svg:x="2.411cm" svg:y="-0.882cm" svg:width="15.894cm" svg:height="0.388cm" draw:z-index="2"><draw:text-box><text:p text:style-name="MP3"><text:span text:style-name="MT1"><text:s text:c="10"/></text:span><text:s/><text:span text:style-name="MT2">C/Jordi Girona 1-3 Campus Nord UPC Edificio Omag, S-105</text:span> • <text:span text:style-name="MT2">934137656</text:span> <text:s/>• www.ieee.<text:span text:style-name="MT2">upc.edu</text:span></text:p></draw:text-box></draw:frame><draw:custom-shape text:anchor-type="char" draw:z-index="1" draw:style-name="Mgr1" draw:text-style-name="MP4" svg:width="19.282cm" svg:height="0.826cm" svg:x="-1.411cm" svg:y="22.694cm"><text:p/><draw:enhanced-geometry svg:viewBox="0 0 10931 460" draw:type="non-primitive" draw:enhanced-path="M 0 467 L 10458 467 10931 0 N"/></draw:custom-shape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30T21:10:49.239833513</meta:creation-date>
    <meta:editing-cycles>2</meta:editing-cycles>
    <meta:editing-duration>PT3M33S</meta:editing-duration>
    <meta:generator>LibreOffice/5.0.3.2$Linux_X86_64 LibreOffice_project/00m0$Build-2</meta:generator>
    <dc:title>ST-IEEE1</dc:title>
    <meta:initial-creator>Alejandro </meta:initial-creator>
    <dc:date>2016-04-30T21:14:22.614309757</dc:date>
    <dc:creator>Alejandro </dc:creator>
    <meta:document-statistic meta:table-count="0" meta:image-count="1" meta:object-count="0" meta:page-count="1" meta:paragraph-count="2" meta:word-count="33" meta:character-count="203" meta:non-whitespace-character-count="149"/>
    <meta:template xlink:type="simple" xlink:actuate="onRequest" xlink:title="ST-IEEE1" xlink:href="../../../.config/libreoffice/4/user/template/ST-IEEE1.ott" meta:date="2016-04-30T21:10:49.122556514"/>
  </office:meta>
</office:document-meta>
</file>